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954516" officeooo:paragraph-rsid="00954516" style:font-size-asian="10.5pt" style:font-weight-asian="normal" style:font-size-complex="12pt" style:font-weight-complex="normal"/>
    </style:style>
    <style:style style:name="P24"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9"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30"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1" style:family="paragraph" style:parent-style-name="Standard">
      <style:text-properties officeooo:paragraph-rsid="004e6d48"/>
    </style:style>
    <style:style style:name="P32" style:family="paragraph" style:parent-style-name="Standard">
      <style:text-properties officeooo:paragraph-rsid="00535c34"/>
    </style:style>
    <style:style style:name="P33"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5"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8"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2"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6"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8"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50"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1"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2"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3" style:family="paragraph" style:parent-style-name="Table_20_Contents">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5"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6" style:family="paragraph" style:parent-style-name="Table_20_Contents">
      <style:text-properties fo:font-size="12pt" officeooo:rsid="005e3cdd" officeooo:paragraph-rsid="005e3cdd" style:font-size-asian="10.5pt" style:font-size-complex="12pt"/>
    </style:style>
    <style:style style:name="P57" style:family="paragraph" style:parent-style-name="Table_20_Contents">
      <style:text-properties fo:font-size="12pt" officeooo:rsid="0089ec4b" officeooo:paragraph-rsid="0089ec4b" style:font-size-asian="10.5pt" style:font-size-complex="12pt"/>
    </style:style>
    <style:style style:name="P58" style:family="paragraph" style:parent-style-name="Table_20_Contents">
      <style:paragraph-properties fo:text-align="center" style:justify-single-word="false"/>
      <style:text-properties fo:font-size="12pt" officeooo:rsid="008d4da7" officeooo:paragraph-rsid="008d4da7" style:font-size-asian="10.5pt" style:font-size-complex="12pt"/>
    </style:style>
    <style:style style:name="P59" style:family="paragraph" style:parent-style-name="Table_20_Contents">
      <style:text-properties fo:font-size="12pt" officeooo:rsid="008d4da7" officeooo:paragraph-rsid="008d4da7" style:font-size-asian="10.5pt" style:font-size-complex="12pt"/>
    </style:style>
    <style:style style:name="P60" style:family="paragraph" style:parent-style-name="Table_20_Contents">
      <style:text-properties fo:font-size="12pt" officeooo:rsid="008ecae6" officeooo:paragraph-rsid="008ecae6" style:font-size-asian="10.5pt" style:font-size-complex="12pt"/>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62"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63"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4"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5"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6"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7"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8"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9"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70"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style:text-underline-style="none" fo:font-weight="normal" officeooo:rsid="00954516" style:font-weight-asian="normal" style:font-weight-complex="normal"/>
    </style:style>
    <style:style style:name="T11" style:family="text">
      <style:text-properties style:text-underline-style="none" fo:font-weight="normal" officeooo:rsid="00963b76" style:font-weight-asian="normal" style:font-weight-complex="normal"/>
    </style:style>
    <style:style style:name="T12" style:family="text">
      <style:text-properties style:text-underline-style="none" fo:font-weight="normal" officeooo:rsid="0097f859" style:font-weight-asian="normal" style:font-weight-complex="normal"/>
    </style:style>
    <style:style style:name="T13" style:family="text">
      <style:text-properties officeooo:rsid="0021b32d"/>
    </style:style>
    <style:style style:name="T14" style:family="text">
      <style:text-properties officeooo:rsid="00294595"/>
    </style:style>
    <style:style style:name="T15" style:family="text">
      <style:text-properties officeooo:rsid="002cd8eb"/>
    </style:style>
    <style:style style:name="T16" style:family="text">
      <style:text-properties officeooo:rsid="00301ca6"/>
    </style:style>
    <style:style style:name="T17" style:family="text">
      <style:text-properties officeooo:rsid="0031b883"/>
    </style:style>
    <style:style style:name="T18" style:family="text">
      <style:text-properties officeooo:rsid="00323053"/>
    </style:style>
    <style:style style:name="T19" style:family="text">
      <style:text-properties officeooo:rsid="004e6d48"/>
    </style:style>
    <style:style style:name="T20" style:family="text">
      <style:text-properties fo:font-size="12pt" style:text-underline-style="none" fo:font-weight="normal" style:font-size-asian="10.5pt" style:font-weight-asian="normal" style:font-size-complex="12pt" style:font-weight-complex="normal"/>
    </style:style>
    <style:style style:name="T21" style:family="text">
      <style:text-properties fo:font-size="12pt" style:text-underline-style="none" fo:font-weight="normal" officeooo:rsid="004e6d48" style:font-size-asian="10.5pt" style:font-weight-asian="normal" style:font-size-complex="12pt" style:font-weight-complex="normal"/>
    </style:style>
    <style:style style:name="T22" style:family="text">
      <style:text-properties fo:font-size="12pt" style:text-underline-style="none" fo:font-weight="normal" officeooo:rsid="004df3f0" style:font-size-asian="10.5pt" style:font-weight-asian="normal" style:font-size-complex="12pt" style:font-weight-complex="normal"/>
    </style:style>
    <style:style style:name="T23" style:family="text">
      <style:text-properties fo:font-size="12pt" style:text-underline-style="none" fo:font-weight="normal" officeooo:rsid="0050bb53" style:font-size-asian="10.5pt" style:font-weight-asian="normal" style:font-size-complex="12pt" style:font-weight-complex="normal"/>
    </style:style>
    <style:style style:name="T24" style:family="text">
      <style:text-properties fo:font-size="12pt" style:text-underline-style="none" fo:font-weight="normal" officeooo:rsid="00527670" style:font-size-asian="10.5pt" style:font-weight-asian="normal" style:font-size-complex="12pt" style:font-weight-complex="normal"/>
    </style:style>
    <style:style style:name="T25" style:family="text">
      <style:text-properties fo:font-size="12pt" style:text-underline-style="none" fo:font-weight="normal" officeooo:rsid="00535c34" style:font-size-asian="10.5pt" style:font-weight-asian="normal" style:font-size-complex="12pt" style:font-weight-complex="normal"/>
    </style:style>
    <style:style style:name="T26" style:family="text">
      <style:text-properties fo:font-size="12pt" style:text-underline-style="none" fo:font-weight="normal" officeooo:rsid="0055823b" style:font-size-asian="10.5pt" style:font-weight-asian="normal" style:font-size-complex="12pt" style:font-weight-complex="normal"/>
    </style:style>
    <style:style style:name="T27" style:family="text">
      <style:text-properties officeooo:rsid="00566d18"/>
    </style:style>
    <style:style style:name="T28" style:family="text">
      <style:text-properties officeooo:rsid="00572493"/>
    </style:style>
    <style:style style:name="T29" style:family="text">
      <style:text-properties officeooo:rsid="005761b1"/>
    </style:style>
    <style:style style:name="T30" style:family="text">
      <style:text-properties officeooo:rsid="00578f83"/>
    </style:style>
    <style:style style:name="T31" style:family="text">
      <style:text-properties officeooo:rsid="005b44df"/>
    </style:style>
    <style:style style:name="T32" style:family="text">
      <style:text-properties officeooo:rsid="0067cee0"/>
    </style:style>
    <style:style style:name="T33" style:family="text">
      <style:text-properties officeooo:rsid="0069ccb4"/>
    </style:style>
    <style:style style:name="T34" style:family="text">
      <style:text-properties officeooo:rsid="006b4fb4"/>
    </style:style>
    <style:style style:name="T35" style:family="text">
      <style:text-properties officeooo:rsid="006cf570"/>
    </style:style>
    <style:style style:name="T36" style:family="text">
      <style:text-properties officeooo:rsid="007013b7"/>
    </style:style>
    <style:style style:name="T37" style:family="text">
      <style:text-properties officeooo:rsid="007124c4"/>
    </style:style>
    <style:style style:name="T38" style:family="text">
      <style:text-properties officeooo:rsid="0072bfd0"/>
    </style:style>
    <style:style style:name="T39" style:family="text">
      <style:text-properties officeooo:rsid="007580b3"/>
    </style:style>
    <style:style style:name="T40" style:family="text">
      <style:text-properties officeooo:rsid="007a770b"/>
    </style:style>
    <style:style style:name="T41" style:family="text">
      <style:text-properties officeooo:rsid="007cf797"/>
    </style:style>
    <style:style style:name="T42" style:family="text">
      <style:text-properties officeooo:rsid="007eca27"/>
    </style:style>
    <style:style style:name="T43" style:family="text">
      <style:text-properties officeooo:rsid="00813fd0"/>
    </style:style>
    <style:style style:name="T44" style:family="text">
      <style:text-properties officeooo:rsid="0088c433"/>
    </style:style>
    <style:style style:name="T45" style:family="text">
      <style:text-properties officeooo:rsid="008aa29e"/>
    </style:style>
    <style:style style:name="T46" style:family="text">
      <style:text-properties officeooo:rsid="008c8b35"/>
    </style:style>
    <style:style style:name="T47" style:family="text">
      <style:text-properties officeooo:rsid="008d4da7"/>
    </style:style>
    <style:style style:name="T48" style:family="text">
      <style:text-properties officeooo:rsid="008f7648"/>
    </style:style>
    <style:style style:name="T49" style:family="text">
      <style:text-properties officeooo:rsid="009172c9"/>
    </style:style>
    <style:style style:name="T50" style:family="text">
      <style:text-properties officeooo:rsid="0091ffcf"/>
    </style:style>
    <style:style style:name="T51" style:family="text">
      <style:text-properties officeooo:rsid="00963b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9">has a few steps:</text:span></text:p>
      <text:p text:style-name="P28"/>
      <text:p text:style-name="P29">Obfuscation:</text:p>
      <text:list xml:id="list1014288544" text:style-name="L1">
        <text:list-item>
          <text:p text:style-name="P66">Data Setup, which includes the following steps:</text:p>
          <text:list>
            <text:list-item>
              <text:p text:style-name="P66">Read data into a matrix</text:p>
            </text:list-item>
            <text:list-item>
              <text:p text:style-name="P66">(Optionally) pad data with bogus data to increase entropy, <text:span text:style-name="T27">bogus data can be of similar structure to the original data.</text:span></text:p>
            </text:list-item>
          </text:list>
        </text:list-item>
        <text:list-item>
          <text:p text:style-name="P70"><text:span text:style-name="T21">D</text:span><text:span text:style-name="T20">ata Scramble</text:span></text:p>
        </text:list-item>
        <text:list-item>
          <text:p text:style-name="P67">Output obfuscated file and key file</text:p>
        </text:list-item>
      </text:list>
      <text:p text:style-name="P29">Decoding:</text:p>
      <text:list xml:id="list952961203" text:style-name="L2">
        <text:list-item>
          <text:p text:style-name="P68">Data read back into the matrix, height and width of overall matrix is read from key file.</text:p>
        </text:list-item>
        <text:list-item>
          <text:p text:style-name="P68">Scrambling steps are performed in reverse, effectively unscrambling the data</text:p>
        </text:list-item>
        <text:list-item>
          <text:p text:style-name="P68">Unscrambled data is taken from the subset of the overall matrix (to avoid gleaning any of the dummy data). The length and width of the original data matrix size is gotten from the key file</text:p>
        </text:list-item>
      </text:list>
      <text:p text:style-name="P17"/>
      <text:p text:style-name="P31"><text:span text:style-name="T23"><text:tab/>The process s</text:span><text:span text:style-name="T22">tarts by the program accepting a set of data. This data is placed into a </text:span><text:span text:style-name="T21">rectangular</text:span><text:span text:style-name="T22"> matrix, with each </text:span><text:span text:style-name="T21">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2"><text:span text:style-name="T21"><text:tab/></text:span><text:span text:style-name="T24">Then, the data is scrambled using a series of steps. There are a few different moves that can be taken, outlined more below. As moves are made, they are recorded for the key file. </text:span><text:span text:style-name="T25">Once the data has been scrambled to the satisfaction of the program (implementation dependent), the program writes it out to a “.obfd” file (obfuscated data), along with a key file “.obfdk” (obfuscated data key). </text:span><text:span text:style-name="T26">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30"/>
      <text:h text:style-name="Heading_20_1" text:outline-level="1">Scrambled Data</text:h>
      <text:p text:style-name="P23">The data file is the actual data that was scrambled. Base 64 encoded. If written to a file, it’s <text:span text:style-name="T51">extension</text:span> will be “.obfd”.</text:p>
      <text:h text:style-name="Heading_20_1" text:outline-level="1">Key</text:h>
      <text:p text:style-name="P8"/>
      <text:h text:style-name="Heading_20_2" text:outline-level="2">Overall</text:h>
      <text:p text:style-name="P24"><text:span text:style-name="T2">The key is the </text:span><text:span text:style-name="T10">data</text:span><text:span text:style-name="T2">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 </text:span><text:span text:style-name="T12">The key is in JSON syntax for easy parsing, and is compressed using the Gzip method.</text:span><text:span text:style-name="T2"> </text:span><text:span text:style-name="T10">If written to file, it’s </text:span><text:span text:style-name="T11">extension</text:span><text:span text:style-name="T10"> will be “.obfdk”</text:span></text:p>
      <text:p text:style-name="P9"/>
      <text:p text:style-name="P25"><text:span text:style-name="T2">The key also contains information about the </text:span><text:span text:style-name="T3">dimensions</text:span><text:span text:style-name="T2"> of the data, such as length and width of the matrix used.</text:span></text:p>
      <text:p text:style-name="P10"/>
      <text:p text:style-name="P27"><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2401189992" text:style-name="L3">
        <text:list-item>
          <text:p text:style-name="P69">Meta</text:p>
        </text:list-item>
        <text:list-item>
          <text:p text:style-name="P69"><text:soft-page-break/>Scramble</text:p>
        </text:list-item>
      </text:list>
      <text:p text:style-name="P13"/>
      <text:p text:style-name="P26"><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30">{</text:span>&lt;entries for section&gt;<text:span text:style-name="T30">}</text:span></text:p>
      <text:p text:style-name="P14"/>
      <text:p text:style-name="P15">An example of a key file might be: <text:span text:style-name="T40">(note it is JSON complient, for ease of parsing between languages)</text:span></text:p>
      <text:p text:style-name="P15"/>
      <text:p text:style-name="P15">(begin example file)</text:p>
      <text:p text:style-name="P35">{</text:p>
      <text:p text:style-name="P33"><text:tab/>meta: <text:span text:style-name="T30">{</text:span></text:p>
      <text:p text:style-name="P33"><text:tab/><text:tab/>&lt;metadata for file&gt;</text:p>
      <text:p text:style-name="P34"><text:tab/>},</text:p>
      <text:p text:style-name="P33"><text:tab/>scramble: <text:span text:style-name="T41">&lt;</text:span>steps used for scramble&gt;</text:p>
      <text:p text:style-name="P35">}</text:p>
      <text:p text:style-name="P15">(end example file)</text:p>
      <text:p text:style-name="P14"/>
      <text:p text:style-name="P4"/>
      <text:h text:style-name="Heading_20_2" text:outline-level="2">M<text:span text:style-name="T28">eta Section</text:span></text:h>
      <text:p text:style-name="P4"/>
      <text:p text:style-name="P18">The meta section <text:span text:style-name="T29">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soft-page-break/><text:tab/>“origWidth”:50,</text:p>
      <text:p text:style-name="P19"><text:tab/>“origHeight”:50,</text:p>
      <text:p text:style-name="P19">}</text:p>
      <text:p text:style-name="P19"/>
      <text:h text:style-name="Heading_20_3" text:outline-level="3">Valid “<text:span text:style-name="T31">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Req</text:p>
          </table:table-cell>
          <table:table-cell table:style-name="Table2.A1" office:value-type="string">
            <text:p text:style-name="P38">Key</text:p>
          </table:table-cell>
          <table:table-cell table:style-name="Table2.A1" office:value-type="string">
            <text:p text:style-name="P38">Value Type</text:p>
          </table:table-cell>
          <table:table-cell table:style-name="Table2.A1" office:value-type="string">
            <text:p text:style-name="P40"><text:span text:style-name="T47">Possible</text:span> Values (if applicable)</text:p>
          </table:table-cell>
          <table:table-cell table:style-name="Table2.E1" office:value-type="string">
            <text:p text:style-name="P38">Description</text:p>
          </table:table-cell>
        </table:table-row>
        <table:table-row>
          <table:table-cell table:style-name="Table2.A2" office:value-type="string">
            <text:p text:style-name="P54">Y</text:p>
          </table:table-cell>
          <table:table-cell table:style-name="Table2.A2" office:value-type="string">
            <text:p text:style-name="P53">origHeight</text:p>
          </table:table-cell>
          <table:table-cell table:style-name="Table2.A2" office:value-type="string">
            <text:p text:style-name="P53">Long (64 bit integer)</text:p>
          </table:table-cell>
          <table:table-cell table:style-name="Table2.A2" office:value-type="string">
            <text:p text:style-name="P55">N/A</text:p>
          </table:table-cell>
          <table:table-cell table:style-name="Table2.E2" office:value-type="string">
            <text:p text:style-name="P53">The height of the original data in the initial dataset <text:span text:style-name="T46">without padded data</text:span></text:p>
          </table:table-cell>
        </table:table-row>
        <table:table-row>
          <table:table-cell table:style-name="Table2.A2" office:value-type="string">
            <text:p text:style-name="P54">Y</text:p>
          </table:table-cell>
          <table:table-cell table:style-name="Table2.A2" office:value-type="string">
            <text:p text:style-name="P53">origWidth</text:p>
          </table:table-cell>
          <table:table-cell table:style-name="Table2.A2" office:value-type="string">
            <text:p text:style-name="P53">Long (64 bit integer)</text:p>
          </table:table-cell>
          <table:table-cell table:style-name="Table2.A2" office:value-type="string">
            <text:p text:style-name="P55">N/A</text:p>
          </table:table-cell>
          <table:table-cell table:style-name="Table2.E2" office:value-type="string">
            <text:p text:style-name="P53">The with of the original data in the initial dataset <text:span text:style-name="T46">without padded data</text:span></text:p>
          </table:table-cell>
        </table:table-row>
        <table:table-row>
          <table:table-cell table:style-name="Table2.A2" office:value-type="string">
            <text:p text:style-name="P54">Y</text:p>
          </table:table-cell>
          <table:table-cell table:style-name="Table2.A2" office:value-type="string">
            <text:p text:style-name="P57">dataHeight</text:p>
          </table:table-cell>
          <table:table-cell table:style-name="Table2.A2" office:value-type="string">
            <text:p text:style-name="P53">Long (64 bit integer)</text:p>
          </table:table-cell>
          <table:table-cell table:style-name="Table2.A2" office:value-type="string">
            <text:p text:style-name="P55">N/A</text:p>
          </table:table-cell>
          <table:table-cell table:style-name="Table2.E2" office:value-type="string">
            <text:p text:style-name="P53">The with of <text:span text:style-name="T45">all</text:span> the data in the dataset</text:p>
          </table:table-cell>
        </table:table-row>
        <table:table-row>
          <table:table-cell table:style-name="Table2.A2" office:value-type="string">
            <text:p text:style-name="P54">Y</text:p>
          </table:table-cell>
          <table:table-cell table:style-name="Table2.A2" office:value-type="string">
            <text:p text:style-name="P57">dataWidth</text:p>
          </table:table-cell>
          <table:table-cell table:style-name="Table2.A2" office:value-type="string">
            <text:p text:style-name="P53">Long (64 bit integer)</text:p>
          </table:table-cell>
          <table:table-cell table:style-name="Table2.A2" office:value-type="string">
            <text:p text:style-name="P55">N/A</text:p>
          </table:table-cell>
          <table:table-cell table:style-name="Table2.E2" office:value-type="string">
            <text:p text:style-name="P53">The with of <text:span text:style-name="T45">all </text:span>the data in the dataset</text:p>
          </table:table-cell>
        </table:table-row>
        <table:table-row>
          <table:table-cell table:style-name="Table2.A2" office:value-type="string">
            <text:p text:style-name="P55">Y</text:p>
          </table:table-cell>
          <table:table-cell table:style-name="Table2.A2" office:value-type="string">
            <text:p text:style-name="P56">nodeType</text:p>
          </table:table-cell>
          <table:table-cell table:style-name="Table2.A2" office:value-type="string">
            <text:p text:style-name="P56">String</text:p>
          </table:table-cell>
          <table:table-cell table:style-name="Table2.A2" office:value-type="string">
            <text:p text:style-name="P55"><text:span text:style-name="T42">b</text:span>yte, <text:span text:style-name="T42">b</text:span>it</text:p>
          </table:table-cell>
          <table:table-cell table:style-name="Table2.E2" office:value-type="string">
            <text:p text:style-name="P56">The type of node used to scramble. Either a node will hold a bit, etc</text:p>
          </table:table-cell>
        </table:table-row>
        <table:table-row>
          <table:table-cell table:style-name="Table2.A2" office:value-type="string">
            <text:p text:style-name="P58">N</text:p>
          </table:table-cell>
          <table:table-cell table:style-name="Table2.A2" office:value-type="string">
            <text:p text:style-name="P59">last<text:span text:style-name="T49">Col</text:span>Ind</text:p>
          </table:table-cell>
          <table:table-cell table:style-name="Table2.A2" office:value-type="string">
            <text:p text:style-name="P59">Long (64 bit integer)</text:p>
          </table:table-cell>
          <table:table-cell table:style-name="Table2.A2" office:value-type="string">
            <text:p text:style-name="P58">N/A</text:p>
          </table:table-cell>
          <table:table-cell table:style-name="Table2.E2" office:value-type="string">
            <text:p text:style-name="P60">The last <text:span text:style-name="T50">column</text:span> index of the last <text:span text:style-name="T50">row</text:span> of the original data. For datasets that don’t completely fill a matrix. Needed to not have excess data loaded in from key. If not set <text:span text:style-name="T48">or is -1</text:span>, assumed to have completely filled the matrix.</text:p>
          </table:table-cell>
        </table:table-row>
      </table:table>
      <text:p text:style-name="P19"/>
      <text:p text:style-name="P18"/>
      <text:h text:style-name="Heading_20_2" text:outline-level="2">Scramble Section</text:h>
      <text:p text:style-name="P3"/>
      <text:p text:style-name="P6">The moves taken by the scrambler are recorded <text:span text:style-name="T15">as the key. </text:span></text:p>
      <text:p text:style-name="P7">The recorded moves are case insensitive.</text:p>
      <text:p text:style-name="P3">Moves are <text:span text:style-name="T13">listed in prefix notation, separated by semicolons (;).</text:span></text:p>
      <text:p text:style-name="P21">Whitespace is optional; ignored in parsing.</text:p>
      <text:p text:style-name="P21"/>
      <text:p text:style-name="P22"><text:soft-page-break/>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8">a 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 <text:span text:style-name="T28">(OpCode)</text:span></text:p>
          </table:table-cell>
          <table:table-cell table:style-name="Table1.A1" office:value-type="string">
            <text:p text:style-name="P36">Move</text:p>
          </table:table-cell>
          <table:table-cell table:style-name="Table1.A1" office:value-type="string">
            <text:p text:style-name="P36">Syntax</text:p>
          </table:table-cell>
          <table:table-cell table:style-name="Table1.A1" office:value-type="string">
            <text:p text:style-name="P36">Description</text:p>
          </table:table-cell>
          <table:table-cell table:style-name="Table1.E1" office:value-type="string">
            <text:p text:style-name="P41">Regex</text:p>
          </table:table-cell>
        </table:table-row>
        <table:table-row>
          <table:table-cell table:style-name="Table1.A2" office:value-type="string">
            <text:p text:style-name="P52">1</text:p>
          </table:table-cell>
          <table:table-cell table:style-name="Table1.A2" office:value-type="string">
            <text:p text:style-name="P43">Swap individual blocks</text:p>
          </table:table-cell>
          <table:table-cell table:style-name="Table1.A2" office:value-type="string">
            <text:p text:style-name="P43">Sw:&lt;<text:span text:style-name="T36">x</text:span>1#&gt;x&lt;<text:span text:style-name="T36">y</text:span>1#&gt;,<text:line-break/>&lt;<text:span text:style-name="T36">x</text:span>2#&gt;x&lt;<text:span text:style-name="T36">y</text:span>2#&gt;;</text:p>
          </table:table-cell>
          <table:table-cell table:style-name="Table1.A2" office:value-type="string">
            <text:p text:style-name="P42">Swaps two blocks in the matrix.</text:p>
          </table:table-cell>
          <table:table-cell table:style-name="Table1.E2" office:value-type="string">
            <text:p text:style-name="P61">\<text:span text:style-name="T39">s</text:span><text:bookmark-start text:name="__DdeLink__528_1488105805"/>*<text:span text:style-name="T39">(1|</text:span>sw<text:span text:style-name="T39">)</text:span>\s*:\s*\d<text:span text:style-name="T33">+</text:span>\s*x\s*\d<text:span text:style-name="T33">+</text:span>\s*,\s*\d<text:span text:style-name="T33">+</text:span>\s*x\s*\d<text:span text:style-name="T33">+</text:span>\s*;<text:span text:style-name="T32">\s*</text:span><text:bookmark-end text:name="__DdeLink__528_1488105805"/></text:p>
          </table:table-cell>
        </table:table-row>
        <table:table-row>
          <table:table-cell table:style-name="Table1.A2" office:value-type="string">
            <text:p text:style-name="P52">2</text:p>
          </table:table-cell>
          <table:table-cell table:style-name="Table1.A2" office:value-type="string">
            <text:p text:style-name="P44">Swap Rows</text:p>
          </table:table-cell>
          <table:table-cell table:style-name="Table1.A2" office:value-type="string">
            <text:p text:style-name="P44">SwR:&lt;<text:span text:style-name="T36">y</text:span>1#&gt;,&lt;<text:span text:style-name="T36">y2</text:span>#&gt;;</text:p>
          </table:table-cell>
          <table:table-cell table:style-name="Table1.A2" office:value-type="string">
            <text:p text:style-name="P45">Swaps two rows in the matrix</text:p>
          </table:table-cell>
          <table:table-cell table:style-name="Table1.E2" office:value-type="string">
            <text:p text:style-name="P62"><text:bookmark-start text:name="__DdeLink__530_1488105805"/>\s*<text:span text:style-name="T39">(2|</text:span>swr<text:span text:style-name="T39">)</text:span>\s*:\s*\d+\s*,\s*\d+\s*;\s*<text:bookmark-end text:name="__DdeLink__530_1488105805"/></text:p>
          </table:table-cell>
        </table:table-row>
        <table:table-row>
          <table:table-cell table:style-name="Table1.A2" office:value-type="string">
            <text:p text:style-name="P52">3</text:p>
          </table:table-cell>
          <table:table-cell table:style-name="Table1.A2" office:value-type="string">
            <text:p text:style-name="P44">Swap Columns</text:p>
          </table:table-cell>
          <table:table-cell table:style-name="Table1.A2" office:value-type="string">
            <text:p text:style-name="P44">SwC:&lt;<text:span text:style-name="T36">x</text:span>#&gt;,&lt;<text:span text:style-name="T36">x</text:span>2#&gt;;</text:p>
          </table:table-cell>
          <table:table-cell table:style-name="Table1.A2" office:value-type="string">
            <text:p text:style-name="P45">Swaps two columns in the matrix</text:p>
          </table:table-cell>
          <table:table-cell table:style-name="Table1.E2" office:value-type="string">
            <text:p text:style-name="P62"><text:bookmark-start text:name="__DdeLink__532_1488105805"/>\s*<text:span text:style-name="T39">(3|</text:span>sw<text:span text:style-name="T35">c)</text:span>\s*:\s*\d+\s*,\s*\d+\s*;\s*<text:bookmark-end text:name="__DdeLink__532_1488105805"/></text:p>
          </table:table-cell>
        </table:table-row>
        <table:table-row>
          <table:table-cell table:style-name="Table1.A2" office:value-type="string">
            <text:p text:style-name="P52">4</text:p>
          </table:table-cell>
          <table:table-cell table:style-name="Table1.A2" office:value-type="string">
            <text:p text:style-name="P46">Slide Row</text:p>
          </table:table-cell>
          <table:table-cell table:style-name="Table1.A2" office:value-type="string">
            <text:p text:style-name="P46">SlR:&lt;<text:span text:style-name="T37">y</text:span>#&gt;,&lt;# of units to slide down&gt;;</text:p>
          </table:table-cell>
          <table:table-cell table:style-name="Table1.A2" office:value-type="string">
            <text:p text:style-name="P47">Slides a row a certain number units. <text:span text:style-name="T14">The blocks that slide off the end of the matrix get put at the beginning.</text:span></text:p>
          </table:table-cell>
          <table:table-cell table:style-name="Table1.E2" office:value-type="string">
            <text:p text:style-name="P63"><text:bookmark-start text:name="__DdeLink__546_1488105805"/>\s*<text:span text:style-name="T39">(4|</text:span>slr<text:span text:style-name="T39">)</text:span>\s*:\s*\d+\s*,\s*-?\d+\s*;\s*<text:bookmark-end text:name="__DdeLink__546_1488105805"/></text:p>
          </table:table-cell>
        </table:table-row>
        <table:table-row>
          <table:table-cell table:style-name="Table1.A2" office:value-type="string">
            <text:p text:style-name="P52">5</text:p>
          </table:table-cell>
          <table:table-cell table:style-name="Table1.A2" office:value-type="string">
            <text:p text:style-name="P49">Slide Column</text:p>
          </table:table-cell>
          <table:table-cell table:style-name="Table1.A2" office:value-type="string">
            <text:p text:style-name="P49">SlC:&lt;<text:span text:style-name="T37">x</text:span>#&gt;,&lt;# of units to slide&gt;;</text:p>
          </table:table-cell>
          <table:table-cell table:style-name="Table1.A2" office:value-type="string">
            <text:p text:style-name="P48">Slides a <text:span text:style-name="T14">column</text:span> a certain number units. <text:span text:style-name="T14">The blocks that slide off the end of the matrix get put at the beginning.</text:span></text:p>
          </table:table-cell>
          <table:table-cell table:style-name="Table1.E2" office:value-type="string">
            <text:p text:style-name="P64"><text:bookmark-start text:name="__DdeLink__548_1488105805"/>\s*<text:span text:style-name="T39">(5|</text:span>sl<text:span text:style-name="T34">c)</text:span>\s*:\s*\d+\s*,\s*-?\d+\s*;\s*<text:bookmark-end text:name="__DdeLink__548_1488105805"/></text:p>
          </table:table-cell>
        </table:table-row>
        <table:table-row>
          <table:table-cell table:style-name="Table1.A2" office:value-type="string">
            <text:p text:style-name="P52">6</text:p>
          </table:table-cell>
          <table:table-cell table:style-name="Table1.A2" office:value-type="string">
            <text:p text:style-name="P50">Rotate Box <text:span text:style-name="T16">Clockwise</text:span></text:p>
          </table:table-cell>
          <table:table-cell table:style-name="Table1.A2" office:value-type="string">
            <text:p text:style-name="P50">R<text:span text:style-name="T16">cl</text:span>: <text:span text:style-name="T16">&lt;# 90 deg rot&gt;,&lt;left top corner </text:span><text:soft-page-break/><text:span text:style-name="T16">x&gt;x&lt;left top corner y&gt;, &lt;size of box&gt;;</text:span></text:p>
          </table:table-cell>
          <table:table-cell table:style-name="Table1.A2" office:value-type="string">
            <text:p text:style-name="P51">Rotates a <text:span text:style-name="T44">square</text:span> box of blocks some multiple of 90 degrees <text:span text:style-name="T17">clockwise</text:span>. Accepts <text:soft-page-break/>rectangles. <text:span text:style-name="T18">Box denoted by top left corner and how large the square box is. If not a square, preserves the landscape/portrait orientation.</text:span></text:p>
          </table:table-cell>
          <table:table-cell table:style-name="Table1.E2" office:value-type="string">
            <text:p text:style-name="P65"><text:bookmark-start text:name="__DdeLink__550_1488105805"/>\s*<text:span text:style-name="T39">(6|</text:span>r<text:span text:style-name="T43">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3-23T14:35:16.079583764">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5.1$Linux_X86_64 LibreOffice_project/40m0$Build-1</meta:generator>
    <dc:date>2018-03-23T14:35:16.032057659</dc:date>
    <meta:editing-duration>PT13H55M50S</meta:editing-duration>
    <meta:editing-cycles>96</meta:editing-cycles>
    <meta:document-statistic meta:table-count="2" meta:image-count="0" meta:object-count="0" meta:page-count="6" meta:paragraph-count="131" meta:word-count="1020" meta:character-count="6103" meta:non-whitespace-character-count="5209"/>
  </office:meta>
</office:document-meta>
</file>